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9620" officeooo:paragraph-rsid="000c9620"/>
    </style:style>
    <style:style style:name="P2" style:family="paragraph" style:parent-style-name="Standard">
      <style:paragraph-properties fo:text-align="center" style:justify-single-word="false"/>
      <style:text-properties officeooo:rsid="000c9620" officeooo:paragraph-rsid="000c9620"/>
    </style:style>
    <style:style style:name="P3" style:family="paragraph" style:parent-style-name="Standard">
      <style:text-properties officeooo:rsid="000c9620" officeooo:paragraph-rsid="000e9ba6"/>
    </style:style>
    <style:style style:name="P4" style:family="paragraph" style:parent-style-name="Standard">
      <style:text-properties fo:font-style="italic" officeooo:rsid="000c9620" officeooo:paragraph-rsid="000c9620" style:font-style-asian="italic" style:font-style-complex="italic"/>
    </style:style>
    <style:style style:name="P5" style:family="paragraph" style:parent-style-name="Standard">
      <style:text-properties officeooo:rsid="000e9ba6" officeooo:paragraph-rsid="000e9ba6"/>
    </style:style>
    <style:style style:name="P6" style:family="paragraph" style:parent-style-name="Standard">
      <style:text-properties officeooo:rsid="000e9ba6" officeooo:paragraph-rsid="00181873"/>
    </style:style>
    <style:style style:name="P7" style:family="paragraph" style:parent-style-name="Standard">
      <style:text-properties officeooo:rsid="000f0d15" officeooo:paragraph-rsid="000f0d15"/>
    </style:style>
    <style:style style:name="P8" style:family="paragraph" style:parent-style-name="Standard">
      <style:text-properties officeooo:rsid="00104bed" officeooo:paragraph-rsid="000f0d15"/>
    </style:style>
    <style:style style:name="P9" style:family="paragraph" style:parent-style-name="Standard">
      <style:text-properties officeooo:rsid="0016de95" officeooo:paragraph-rsid="0016de95"/>
    </style:style>
    <style:style style:name="P10" style:family="paragraph" style:parent-style-name="Standard">
      <style:text-properties officeooo:rsid="00181873" officeooo:paragraph-rsid="00181873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0ac8"/>
    </style:style>
    <style:style style:name="T4" style:family="text">
      <style:text-properties officeooo:rsid="000e9ba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81873" style:font-size-asian="10pt" style:font-size-complex="10pt"/>
    </style:style>
    <style:style style:name="T7" style:family="text">
      <style:text-properties officeooo:rsid="000f0d1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4bed" style:font-weight-asian="bold" style:font-weight-complex="bold"/>
    </style:style>
    <style:style style:name="T10" style:family="text">
      <style:text-properties fo:font-weight="bold" officeooo:rsid="001923b8" style:font-weight-asian="bold" style:font-weight-complex="bold"/>
    </style:style>
    <style:style style:name="T11" style:family="text">
      <style:text-properties officeooo:rsid="00128560"/>
    </style:style>
    <style:style style:name="T12" style:family="text">
      <style:text-properties officeooo:rsid="0013d423"/>
    </style:style>
    <style:style style:name="T13" style:family="text">
      <style:text-properties officeooo:rsid="00153eb0"/>
    </style:style>
    <style:style style:name="T14" style:family="text">
      <style:text-properties officeooo:rsid="0016de95"/>
    </style:style>
    <style:style style:name="T15" style:family="text">
      <style:text-properties officeooo:rsid="00181873"/>
    </style:style>
    <style:style style:name="T16" style:family="text">
      <style:text-properties officeooo:rsid="001aa7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1">Split</text:span> Adjoint <text:span text:style-name="T4">Operator</text:span>s</text:p>
      <text:p text:style-name="P2">by Adam Nemecek, Sven Nilsen, 2020</text:p>
      <text:p text:style-name="P1"/>
      <text:p text:style-name="P4">In this paper we generalize <text:span text:style-name="T12">split-imaginary</text:span> numbers to <text:span text:style-name="T12">split</text:span> adjoint <text:span text:style-name="T4">operator</text:span>s.</text:p>
      <text:p text:style-name="P1"/>
      <text:p text:style-name="P1">An <text:span text:style-name="T13">split-imaginary </text:span>number<text:span text:style-name="T1"><text:reference-ref text:reference-format="text" text:ref-name="imaginary number">[1]</text:reference-ref></text:span> is defined as following:</text:p>
      <text:p text:style-name="P1"/>
      <text:p text:style-name="P1"><text:tab/><text:span text:style-name="T10">j</text:span><text:span text:style-name="T1">2</text:span> = <text:span text:style-name="T14">1</text:span></text:p>
      <text:p text:style-name="P1"/>
      <text:p text:style-name="P1">By <text:span text:style-name="T14">adding a</text:span> <text:span text:style-name="T4">minus </text:span>sign <text:span text:style-name="T4">to the each side</text:span>:</text:p>
      <text:p text:style-name="P1"/>
      <text:p text:style-name="P1"><text:tab/>-<text:span text:style-name="T10">j</text:span><text:span text:style-name="T1">2</text:span> = -1</text:p>
      <text:p text:style-name="P1"/>
      <text:p text:style-name="P1">Using Avatar Covers<text:span text:style-name="T1"><text:reference-ref text:reference-format="text" text:ref-name="avatar covers">[2]</text:reference-ref></text:span>, it is natural to <text:span text:style-name="T7">use</text:span> the avatar cover `xor` for this product:</text:p>
      <text:p text:style-name="P1"/>
      <text:p text:style-name="P1"><text:tab/><text:span text:style-name="T10">j</text:span> · (-<text:span text:style-name="T10">j</text:span>) = (-<text:span text:style-name="T10">j</text:span>) · <text:span text:style-name="T10">j</text:span> = -1</text:p>
      <text:p text:style-name="P1"/>
      <text:p text:style-name="P1"><text:tab/>mul[neg]<text:span text:style-name="T2">a</text:span> &lt;=&gt; xor</text:p>
      <text:p text:style-name="P1"/>
      <text:p text:style-name="P9"><text:span text:style-name="T15">We use the same process as in the paper “</text:span>Imaginary Adjoint Operators”<text:span text:style-name="T1"><text:reference-ref text:reference-format="text" text:ref-name="imaginary adjoint operators">[3]</text:reference-ref></text:span>.</text:p>
      <text:p text:style-name="P1"/>
      <text:p text:style-name="P1">Hence, for any <text:span text:style-name="T7">symmetric </text:span>avatar cover `xor`:</text:p>
      <text:p text:style-name="P1"/>
      <text:p text:style-name="P1"><text:tab/>f[g]<text:span text:style-name="T2">a</text:span> &lt;=&gt; xor</text:p>
      <text:p text:style-name="P1"/>
      <text:p text:style-name="P1">A <text:span text:style-name="T14">Split</text:span> Adjoint <text:span text:style-name="T4">Operator `g` is defined as the following relation with `f`:</text:span></text:p>
      <text:p text:style-name="P1"/>
      <text:p text:style-name="P3"><text:tab/>∃ <text:span text:style-name="T4">e { </text:span>∃ <text:span text:style-name="T10">j</text:span><text:span text:style-name="T3"> { f(</text:span><text:span text:style-name="T10">j</text:span><text:span text:style-name="T3">, g(</text:span><text:span text:style-name="T10">j</text:span><text:span text:style-name="T3">)) = f(g(</text:span><text:span text:style-name="T10">j</text:span><text:span text:style-name="T3">), </text:span><text:span text:style-name="T10">j</text:span><text:span text:style-name="T3">) = g(e) } <text:s/>∧ <text:s/>∀ y { f(y, e) = f(e, y) = y } }</text:span></text:p>
      <text:p text:style-name="P1"/>
      <text:p text:style-name="P5">Here, `e` is some <text:span text:style-name="T16">identity</text:span> element of `f`.<text:line-break/><text:span text:style-name="T7">The element `</text:span><text:span text:style-name="T10">j</text:span><text:span text:style-name="T7">` is a split-imaginary element.</text:span></text:p>
      <text:p text:style-name="P9">Notice that `-1` is represented as `g(e)`.</text:p>
      <text:p text:style-name="P9"/>
      <text:h text:style-name="P11" text:outline-level="3">References:</text:h>
      <text:p text:style-name="P5"/>
      <text:p text:style-name="P5"><text:reference-mark-start text:name="imaginary number"/>[1]<text:reference-mark-end text:name="imaginary number"/><text:tab/>“<text:span text:style-name="T15">Split-complex</text:span> number”</text:p>
      <text:p text:style-name="P5"><text:tab/>Wikipedia</text:p>
      <text:p text:style-name="P6"><text:tab/><text:a xlink:type="simple" xlink:href="https://en.wikipedia.org/wiki/Split-complex_number" text:style-name="Internet_20_link" text:visited-style-name="Visited_20_Internet_20_Link"><text:span text:style-name="T6">https://en.wikipedia.org/wiki/Split-complex_number</text:span></text:a></text:p>
      <text:p text:style-name="P5"/>
      <text:p text:style-name="P7"><text:reference-mark-start text:name="avatar covers"/>[2]<text:reference-mark-end text:name="avatar covers"/><text:tab/>“Avatar Covers”</text:p>
      <text:p text:style-name="P7"><text:tab/>Sven Nilsen, 2020</text:p>
      <text:p text:style-name="P7"><text:tab/><text:a xlink:type="simple" xlink:href="https://github.com/advancedresearch/path_semantics/blob/master/papers-wip/avatar-covers.pdf" text:style-name="Internet_20_link" text:visited-style-name="Visited_20_Internet_20_Link"><text:span text:style-name="T5">https://github.com/advancedresearch/path_semantics/blob/master/papers-wip/avatar-covers.pdf</text:span></text:a></text:p>
      <text:p text:style-name="P8"/>
      <text:p text:style-name="P10"><text:reference-mark-start text:name="imaginary adjoint operators"/>[3]<text:reference-mark-end text:name="imaginary adjoint operators"/><text:tab/>“Imaginary Adjoint Operators”</text:p>
      <text:p text:style-name="P10"><text:tab/>Adam Nemecek, Sven Nilsen, 2020</text:p>
      <text:p text:style-name="P10"><text:tab/><text:a xlink:type="simple" xlink:href="https://github.com/advancedresearch/path_semantics/blob/master/papers-wip/imaginary-adjoint-operators.pdf" text:style-name="Internet_20_link" text:visited-style-name="Visited_20_Internet_20_Link"><text:span text:style-name="T5">https://github.com/advancedresearch/path_semantics/blob/master/papers-wip/imaginary-adjoint-operators.pdf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0:50:52.017229000</meta:creation-date>
    <dc:date>2020-10-14T03:54:03.293914000</dc:date>
    <meta:editing-duration>PT21M3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176" meta:character-count="1188" meta:non-whitespace-character-count="1025"/>
  </office:meta>
</office:document-meta>
</file>